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5-10-16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95712" calcext:value-type="float">
            <text:p>35.7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5-07-17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5-04-16 2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5-01-15 2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4-10-22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4-07-11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4-04-17 22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4-01-31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3-10-25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3-07-21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3-04-25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3-01-24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2-10-06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2-07-18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2-04-21 18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2-01-24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1-10-27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1-07-22 21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1-04-22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1-01-2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0-10-15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0-07-15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0-07-14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20-04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9-10-09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6704" calcext:value-type="float">
            <text:p>33.82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9-07-17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9-04-15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9-01-16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8-10-22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8-07-25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8-04-1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8-01-24 18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7-10-30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7-07-2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7-04-12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7-01-04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6-10-12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6-07-07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6-04-11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6-01-06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5-10-13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5-07-2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5-04-23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5-04-23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5-04-22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5-01-12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4-11-12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4-07-2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4-04-15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4-01-30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3-12-04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3-04-15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3-01-16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2-10-23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2-10-2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2-07-24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2384" calcext:value-type="float">
            <text:p>29.7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2-04-23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2-04-23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6728" calcext:value-type="float">
            <text:p>29.4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2-01-27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2-01-2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1-10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1-07-19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1132" calcext:value-type="float">
            <text:p>29.6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1-01-20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0-11-17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0-07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0-04-23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10-01-1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9-10-28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9-06-23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9-02-04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8-09-17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8-06-25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8-03-21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7-09-05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7-03-29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368" calcext:value-type="float">
            <text:p>29.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6-09-28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6-04-1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3288" calcext:value-type="float">
            <text:p>28.59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6-02-07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5-10-27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5-09-07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5-07-0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9424" calcext:value-type="float">
            <text:p>28.91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5-04-20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5-02-15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4-12-09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4-10-21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4-08-30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4-04-22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4-02-0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3968" calcext:value-type="float">
            <text:p>30.2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3-11-06 0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3-09-04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3-06-2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3-04-21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46856" calcext:value-type="float">
            <text:p>28.94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3-02-2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3512" calcext:value-type="float">
            <text:p>29.6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2-12-05 2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2-10-09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2-08-12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2-06-10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2-04-09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0888" calcext:value-type="float">
            <text:p>28.4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2-02-19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0696" calcext:value-type="float">
            <text:p>29.1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1-12-1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384" calcext:value-type="float">
            <text:p>30.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1-10-23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1-08-1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1-06-11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1-04-1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6648" calcext:value-type="float">
            <text:p>28.8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1-02-0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0-12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0-10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0-08-10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0-06-1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0-04-2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2000-02-17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1999-12-08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1999-10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6528" calcext:value-type="float">
            <text:p>27.84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1999-07-1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1999-05-20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8648" calcext:value-type="float">
            <text:p>25.7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1999-02-04 2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1998-12-18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1998-10-22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1998-08-13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1998-02-2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5016" calcext:value-type="float">
            <text:p>25.6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1997-12-11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1997-08-12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1997-05-14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91848" calcext:value-type="float">
            <text:p>24.69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1997-02-25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1997-01-09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08" calcext:value-type="float">
            <text:p>25.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0005895</text:p>
          </table:table-cell>
          <table:table-cell office:value-type="string" calcext:value-type="string">
            <text:p>07S/01W-01CDC</text:p>
          </table:table-cell>
          <table:table-cell office:value-type="string" calcext:value-type="string">
            <text:p>1996-12-1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508" calcext:value-type="float">
            <text:p>25.40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04" meta:object-count="0"/>
    <meta:user-defined meta:name="AppVersion">3.0</meta:user-defined>
  </office:meta>
</office:document-meta>
</file>